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1518f5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20pt" officeooo:paragraph-rsid="001518f5" style:font-size-asian="20pt" style:font-size-complex="20pt"/>
    </style:style>
    <style:style style:name="P8" style:family="paragraph" style:parent-style-name="Text_20_body">
      <style:paragraph-properties fo:text-align="start" style:justify-single-word="false"/>
      <style:text-properties fo:font-size="20pt" officeooo:paragraph-rsid="001518f5" style:font-size-asian="20pt" style:font-size-complex="20pt"/>
    </style:style>
    <style:style style:name="P9" style:family="paragraph" style:parent-style-name="Text_20_body">
      <style:paragraph-properties fo:text-align="center" style:justify-single-word="false"/>
      <style:text-properties fo:font-size="24pt" officeooo:paragraph-rsid="001518f5" style:font-size-asian="24pt" style:font-size-complex="24pt"/>
    </style:style>
    <style:style style:name="P10" style:family="paragraph" style:parent-style-name="Text_20_body">
      <style:paragraph-properties fo:text-align="center" style:justify-single-word="false"/>
      <style:text-properties fo:font-size="20pt" officeooo:paragraph-rsid="001518f5" style:font-size-asian="20pt" style:font-size-complex="20pt"/>
    </style:style>
    <style:style style:name="T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518f5" style:font-size-asian="20pt" style:font-size-complex="20pt"/>
    </style:style>
    <style:style style:name="T4" style:family="text">
      <style:text-properties officeooo:rsid="001518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Agent: Автоматизация браузер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Введение</text:p>
      <text:p text:style-name="P3">Проект "AI Agent" — это веб-приложение на базе Flask, разработанное для автоматизации действий в браузере с использованием Selenium и GPT-4o. Оно упрощает выполнение рутинных задач, таких как поиск и извлечение данных с веб-сайтов, и обеспечивает безопасность через 2FA.</text:p>
      <text:p text:style-name="P4"/>
      <text:p text:style-name="P4"/>
      <text:p text:style-name="P2">Описание проекта</text:p>
      <text:p text:style-name="P5"><text:span text:style-name="Strong_20_Emphasis"><text:span text:style-name="T1">Автоматизация браузера:</text:span></text:span><text:span text:style-name="T2"> Выполнение поисковых запросов и извлечение данных (описание, ссылка). </text:span><text:span text:style-name="Strong_20_Emphasis"><text:span text:style-name="T1">Обработка капчи:</text:span></text:span><text:span text:style-name="T2"> Автоматическое </text:span><text:span text:style-name="T3">решение и отправка капчи</text:span></text:p>
      <text:p text:style-name="P5"><text:span text:style-name="Strong_20_Emphasis"><text:span text:style-name="T1">Безопасность:</text:span></text:span><text:span text:style-name="T2"> Реализована 2FA с использованием pyotp для защиты пользователей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Основные результаты</text:p>
      <text:list text:style-name="L1">
        <text:list-item>
          <text:p text:style-name="P7">Создано веб-приложение с поддержкой автоматизации и ИИ.</text:p>
        </text:list-item>
        <text:list-item>
          <text:p text:style-name="P7">Обеспечена безопасность и чистота <text:span text:style-name="T4">данных</text:span> (удаление временных файлов).</text:p>
        </text:list-item>
        <text:list-item>
          <text:p text:style-name="P7">Протестировано локально и готово к развёртыванию. </text:p>
        </text:list-item>
      </text:list>
      <text:p text:style-name="P8"/>
      <text:p text:style-name="P8"/>
      <text:p text:style-name="P9">Выводы</text:p>
      <text:p text:style-name="P8">"AI Agent" эффективно автоматизирует веб-задачи и может применяться как для личных нужд, так и в бизнесе для сбора данных или выполнения повторяющихся действий.</text:p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8T13:33:38.628000000</meta:creation-date>
    <dc:date>2025-05-18T14:17:53.628000000</dc:date>
    <meta:editing-duration>PT33M54S</meta:editing-duration>
    <meta:editing-cycles>1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12" meta:word-count="120" meta:character-count="920" meta:non-whitespace-character-count="812"/>
  </office:meta>
</office:document-meta>
</file>